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6" style:family="table">
      <style:table-properties style:width="4.297cm" fo:margin-left="0.011cm" table:align="left"/>
    </style:style>
    <style:style style:name="Таблица6.A" style:family="table-column">
      <style:table-column-properties style:column-width="4.297cm"/>
    </style:style>
    <style:style style:name="Таблица6.A1" style:family="table-cell">
      <style:table-cell-properties fo:padding="0.097cm" fo:border="0.05pt solid #000000"/>
    </style:style>
    <style:style style:name="Таблица3" style:family="table">
      <style:table-properties style:width="17.59cm" table:align="margins" style:writing-mode="lr-tb"/>
    </style:style>
    <style:style style:name="Таблица3.A" style:family="table-column">
      <style:table-column-properties style:column-width="17.59cm" style:rel-column-width="65535*"/>
    </style:style>
    <style:style style:name="Таблица3.A1" style:family="table-cell">
      <style:table-cell-properties fo:padding="0.097cm" fo:border="0.05pt solid #000000"/>
    </style:style>
    <style:style style:name="Таблица5" style:family="table">
      <style:table-properties style:width="17.59cm" table:align="margins" style:writing-mode="lr-tb"/>
    </style:style>
    <style:style style:name="Таблица5.A" style:family="table-column">
      <style:table-column-properties style:column-width="17.59cm" style:rel-column-width="65535*"/>
    </style:style>
    <style:style style:name="Таблица5.A1" style:family="table-cell">
      <style:table-cell-properties fo:padding="0.097cm" fo:border="0.05pt solid #000000"/>
    </style:style>
    <style:style style:name="P1" style:family="paragraph" style:parent-style-name="Standard">
      <style:text-properties style:font-name="Times New Roman" officeooo:paragraph-rsid="001f8786"/>
    </style:style>
    <style:style style:name="P2" style:family="paragraph" style:parent-style-name="Standard">
      <style:text-properties style:font-name="Times New Roman" fo:font-size="14pt" fo:language="en" fo:country="US" fo:font-weight="bold" officeooo:rsid="0038cce0" officeooo:paragraph-rsid="0038cce0" style:font-size-asian="14pt" style:font-weight-asian="bold" style:font-size-complex="14pt" style:font-weight-complex="bold"/>
    </style:style>
    <style:style style:name="P3" style:family="paragraph" style:parent-style-name="Standard">
      <style:text-properties style:font-name="Times New Roman" officeooo:paragraph-rsid="003f90ac"/>
    </style:style>
    <style:style style:name="P4" style:family="paragraph" style:parent-style-name="Standard">
      <style:paragraph-properties fo:text-align="start" style:justify-single-word="false"/>
      <style:text-properties fo:color="#000000" style:font-name="Consolas" fo:font-size="9.5pt" fo:language="ru" fo:country="RU" officeooo:rsid="0014885a" officeooo:paragraph-rsid="001f8786" fo:background-color="#ffffff" style:font-size-asian="9.5pt"/>
    </style:style>
    <style:style style:name="P5" style:family="paragraph" style:parent-style-name="Standard">
      <style:paragraph-properties fo:text-align="start" style:justify-single-word="false"/>
      <style:text-properties fo:color="#000000" style:font-name="Consolas" fo:font-size="9.5pt" fo:language="ru" fo:country="RU" officeooo:rsid="0014885a" officeooo:paragraph-rsid="003f90ac" fo:background-color="#ffffff" style:font-size-asian="9.5pt"/>
    </style:style>
    <style:style style:name="P6" style:family="paragraph" style:parent-style-name="Standard">
      <style:text-properties fo:color="#000000" style:font-name="Consolas" fo:font-size="9.5pt" fo:background-color="#ffffff" style:font-size-asian="9.5pt"/>
    </style:style>
    <style:style style:name="P7" style:family="paragraph" style:parent-style-name="Standard">
      <style:paragraph-properties fo:text-align="justify" style:justify-single-word="false"/>
      <style:text-properties fo:font-size="14pt" fo:language="ru" fo:country="RU" officeooo:rsid="005cb7e0" officeooo:paragraph-rsid="005cb7e0" style:font-size-asian="14pt" style:font-size-complex="14pt"/>
    </style:style>
    <style:style style:name="P8"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fo:font-size="14pt" fo:language="ru" fo:country="RU" fo:font-weight="bold" officeooo:rsid="0002bc4e" officeooo:paragraph-rsid="001f8786" style:font-size-asian="14pt" style:font-weight-asian="bold" style:font-size-complex="14pt" style:font-weight-complex="bold"/>
    </style:style>
    <style:style style:name="P9"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14pt" fo:language="ru" fo:country="RU" fo:font-weight="normal" officeooo:rsid="0002bc4e" officeooo:paragraph-rsid="003f90ac" style:font-size-asian="14pt" style:font-weight-asian="normal" style:font-size-complex="14pt" style:font-weight-complex="normal"/>
    </style:style>
    <style:style style:name="P10"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fo:font-size="14pt" fo:language="ru" fo:country="RU" fo:font-weight="normal" officeooo:rsid="005239c4" officeooo:paragraph-rsid="005cb7e0" style:font-size-asian="14pt" style:font-weight-asian="normal" style:font-size-complex="14pt" style:font-weight-complex="normal"/>
    </style:style>
    <style:style style:name="P11" style:family="paragraph" style:parent-style-name="Standard">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41740a" style:font-name-asian="Times New Roman" style:font-size-asian="16pt" style:language-asian="ru" style:country-asian="RU" style:font-size-complex="16pt"/>
    </style:style>
    <style:style style:name="P12" style:family="paragraph" style:parent-style-name="Standard">
      <style:paragraph-properties fo:margin-left="0cm" fo:margin-right="0cm" fo:margin-top="0.009cm" fo:margin-bottom="0cm" loext:contextual-spacing="false" fo:text-align="start" style:justify-single-word="false" fo:text-indent="0cm" style:auto-text-indent="false"/>
      <style:text-properties fo:color="#333333" style:font-name="Times New Roman" fo:font-size="12pt" fo:language="ru" fo:country="RU" officeooo:rsid="00375afb" officeooo:paragraph-rsid="0041740a" style:font-name-asian="Times New Roman" style:font-size-asian="12pt" style:language-asian="ru" style:country-asian="RU" style:font-size-complex="12pt"/>
    </style:style>
    <style:style style:name="P13" style:family="paragraph" style:parent-style-name="Standard">
      <style:paragraph-properties fo:margin-left="0cm" fo:margin-right="0cm" fo:line-height="100%" fo:text-align="center" style:justify-single-word="false" fo:text-indent="0cm" style:auto-text-indent="false">
        <style:tab-stops>
          <style:tab-stop style:position="13.767cm" style:leader-style="solid" style:leader-text="_"/>
        </style:tab-stops>
      </style:paragraph-properties>
      <style:text-properties fo:color="#000000" style:font-name="Times New Roman" officeooo:paragraph-rsid="0041740a"/>
    </style:style>
    <style:style style:name="P14"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0pt" fo:font-weight="bold" officeooo:paragraph-rsid="0041740a" style:font-name-asian="Times New Roman" style:font-size-asian="10pt" style:language-asian="ru" style:country-asian="RU" style:font-weight-asian="bold" style:font-size-complex="10pt"/>
    </style:style>
    <style:style style:name="P15"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officeooo:paragraph-rsid="0041740a" style:font-name-asian="Times New Roman" style:font-size-asian="12pt" style:language-asian="ru" style:country-asian="RU" style:font-size-complex="12pt"/>
    </style:style>
    <style:style style:name="P16"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2pt" officeooo:paragraph-rsid="0041740a" style:font-name-asian="Times New Roman" style:font-size-asian="12pt" style:language-asian="ru" style:country-asian="RU" style:font-size-complex="12pt"/>
    </style:style>
    <style:style style:name="P17"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style:text-underline-style="solid" style:text-underline-width="auto" style:text-underline-color="font-color" officeooo:paragraph-rsid="0041740a" style:font-name-asian="Times New Roman" style:font-size-asian="12pt" style:language-asian="ru" style:country-asian="RU" style:font-size-complex="12pt"/>
    </style:style>
    <style:style style:name="P18"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size="12pt" fo:font-weight="bold" officeooo:paragraph-rsid="0041740a" style:font-name-asian="Times New Roman" style:font-size-asian="12pt" style:language-asian="ru" style:country-asian="RU" style:font-weight-asian="bold" style:font-size-complex="12pt"/>
    </style:style>
    <style:style style:name="P19"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weight="bold" officeooo:paragraph-rsid="0041740a"/>
    </style:style>
    <style:style style:name="P20" style:family="paragraph" style:parent-style-name="Standard">
      <style:paragraph-properties fo:margin-left="0cm" fo:margin-right="0cm" fo:line-height="100%" fo:text-align="center" style:justify-single-word="false" fo:text-indent="0cm" style:auto-text-indent="false"/>
      <style:text-properties officeooo:paragraph-rsid="0041740a"/>
    </style:style>
    <style:style style:name="P21" style:family="paragraph" style:parent-style-name="Table_20_Contents">
      <style:paragraph-properties fo:text-align="end" style:justify-single-word="false"/>
      <style:text-properties style:font-name="Times New Roman" fo:font-size="12pt" officeooo:paragraph-rsid="0041740a" style:font-name-asian="Times New Roman" style:font-size-asian="12pt" style:font-size-complex="12pt"/>
    </style:style>
    <style:style style:name="P22" style:family="paragraph" style:parent-style-name="Text_20_body">
      <style:paragraph-properties fo:text-align="center" style:justify-single-word="false"/>
      <style:text-properties style:font-name="Times New Roman" fo:language="ru" fo:country="RU" officeooo:rsid="00375373" officeooo:paragraph-rsid="0041740a"/>
    </style:style>
    <style:style style:name="P23" style:family="paragraph" style:parent-style-name="Text_20_body">
      <style:text-properties officeooo:paragraph-rsid="005dd2b6"/>
    </style:style>
    <style:style style:name="P24" style:family="paragraph" style:parent-style-name="Standard">
      <style:paragraph-properties fo:margin-left="0cm" fo:margin-right="0cm" fo:line-height="100%" fo:text-align="center" style:justify-single-word="false" fo:text-indent="0.319cm" style:auto-text-indent="false"/>
      <style:text-properties fo:color="#000000" style:font-name="Times New Roman" officeooo:paragraph-rsid="0041740a"/>
    </style:style>
    <style:style style:name="P25" style:family="paragraph" style:parent-style-name="Standard">
      <style:paragraph-properties fo:margin-left="0cm" fo:margin-right="0cm" fo:margin-top="0.009cm" fo:margin-bottom="0cm" loext:contextual-spacing="false" fo:line-height="100%" fo:text-align="end" style:justify-single-word="false" fo:text-indent="0.319cm" style:auto-text-indent="false">
        <style:tab-stops>
          <style:tab-stop style:position="13.767cm" style:leader-style="solid" style:leader-text="_"/>
        </style:tab-stops>
      </style:paragraph-properties>
      <style:text-properties fo:color="#000000" style:font-name="Times New Roman" fo:font-size="12pt" officeooo:paragraph-rsid="0041740a" style:font-name-asian="Times New Roman" style:font-size-asian="12pt" style:language-asian="ru" style:country-asian="RU" style:font-size-complex="12pt"/>
    </style:style>
    <style:style style:name="P26" style:family="paragraph" style:parent-style-name="Standard">
      <style:paragraph-properties fo:margin-left="11.432cm" fo:margin-right="0cm" fo:line-height="100%" fo:text-align="start" style:justify-single-word="false" fo:text-indent="0cm" style:auto-text-indent="false"/>
      <style:text-properties fo:color="#000000" style:font-name="Times New Roman" fo:font-size="12pt" officeooo:paragraph-rsid="0041740a" style:font-name-asian="Times New Roman" style:font-size-asian="12pt" style:language-asian="ru" style:country-asian="RU" style:font-size-complex="12pt"/>
    </style:style>
    <style:style style:name="P27"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officeooo:paragraph-rsid="0041740a" style:font-name-asian="Times New Roman" style:font-size-asian="12pt" style:language-asian="ru" style:country-asian="RU" style:font-size-complex="12pt"/>
    </style:style>
    <style:style style:name="P28"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fo:language="ru" fo:country="RU" officeooo:rsid="00375373" officeooo:paragraph-rsid="0041740a" style:font-name-asian="Times New Roman" style:font-size-asian="12pt" style:language-asian="ru" style:country-asian="RU" style:font-size-complex="12pt"/>
    </style:style>
    <style:style style:name="P29"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font-style="normal" fo:font-weight="normal" officeooo:paragraph-rsid="0041740a" style:font-name-asian="Times New Roman" style:font-size-asian="12pt" style:language-asian="ru" style:country-asian="RU" style:font-size-complex="12pt"/>
    </style:style>
    <style:style style:name="P30"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language="en" fo:country="US" fo:font-style="normal" fo:font-weight="normal" officeooo:rsid="00375afb" officeooo:paragraph-rsid="0041740a" style:font-name-asian="Times New Roman" style:font-size-asian="12pt" style:language-asian="ru" style:country-asian="RU" style:font-size-complex="12pt"/>
    </style:style>
    <style:style style:name="P31"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000000" style:text-line-through-style="none" style:text-line-through-type="none" style:font-name="Times New Roman" fo:font-size="12pt" fo:letter-spacing="normal" fo:font-style="normal" fo:font-weight="normal" officeooo:paragraph-rsid="0041740a" style:font-name-asian="Times New Roman" style:font-size-asian="12pt" style:language-asian="ru" style:country-asian="RU" style:font-size-complex="12pt"/>
    </style:style>
    <style:style style:name="P32" style:family="paragraph" style:parent-style-name="Standard">
      <style:paragraph-properties fo:margin-left="11.43cm" fo:margin-right="0cm" fo:margin-top="0.009cm" fo:margin-bottom="0cm" loext:contextual-spacing="false" fo:text-align="end" style:justify-single-word="false" fo:text-indent="0cm" style:auto-text-indent="false"/>
      <style:text-properties fo:color="#000000" style:font-name="Times New Roman" fo:font-size="12pt" officeooo:paragraph-rsid="0041740a" style:font-name-asian="Times New Roman" style:font-size-asian="12pt" style:language-asian="ru" style:country-asian="RU" style:font-size-complex="12pt"/>
    </style:style>
    <style:style style:name="P33"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fo:font-size="12pt" officeooo:paragraph-rsid="0041740a" style:font-name-asian="Times New Roman" style:font-size-asian="12pt" style:language-asian="ru" style:country-asian="RU" style:font-size-complex="14pt"/>
    </style:style>
    <style:style style:name="P34"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officeooo:paragraph-rsid="0041740a" style:font-name-asian="Times New Roman" style:language-asian="ru" style:country-asian="RU" style:font-size-complex="14pt"/>
    </style:style>
    <style:style style:name="P35" style:family="paragraph" style:parent-style-name="Standard" style:master-page-name="Standard">
      <style:paragraph-properties fo:margin-left="0cm" fo:margin-right="0cm" fo:line-height="100%" fo:text-align="center" style:justify-single-word="false" fo:text-indent="0cm" style:auto-text-indent="false" style:page-number="auto"/>
      <style:text-properties fo:color="#000000" style:text-line-through-style="none" style:text-line-through-type="none" style:font-name="Times New Roman" fo:font-size="12pt" fo:letter-spacing="0.002cm" officeooo:rsid="000660c5" officeooo:paragraph-rsid="0041740a" style:font-name-asian="Times New Roman" style:font-size-asian="12pt" style:language-asian="ru" style:country-asian="RU" style:font-size-complex="12pt"/>
    </style:style>
    <style:style style:name="P36" style:family="paragraph" style:parent-style-name="Standard">
      <style:paragraph-properties fo:text-align="justify" style:justify-single-word="false"/>
      <style:text-properties style:font-name="Times New Roman" fo:font-size="14pt" fo:language="ru" fo:country="RU" officeooo:rsid="005cb7e0" officeooo:paragraph-rsid="005cb7e0" style:font-size-asian="14pt" style:font-size-complex="14pt"/>
    </style:style>
    <style:style style:name="P37" style:family="paragraph" style:parent-style-name="Standard">
      <style:paragraph-properties fo:text-align="justify" style:justify-single-word="false"/>
      <style:text-properties style:font-name="Times New Roman" fo:font-size="14pt" fo:language="ru" fo:country="RU" officeooo:rsid="005dd2b6" officeooo:paragraph-rsid="005cb7e0" style:font-size-asian="14pt" style:font-size-complex="14pt"/>
    </style:style>
    <style:style style:name="P38" style:family="paragraph" style:parent-style-name="Standard">
      <style:paragraph-properties fo:text-align="justify" style:justify-single-word="false"/>
      <style:text-properties style:font-name="Times New Roman" fo:font-size="14pt" fo:language="ru" fo:country="RU" officeooo:rsid="005dd2b6" officeooo:paragraph-rsid="005dd2b6" style:font-size-asian="14pt" style:font-size-complex="14pt"/>
    </style:style>
    <style:style style:name="P39" style:family="paragraph" style:parent-style-name="Standard">
      <style:text-properties fo:color="#000000" style:font-name="Consolas" fo:font-size="9.5pt" fo:background-color="#ffffff" style:font-size-asian="9.5pt"/>
    </style:style>
    <style:style style:name="P40" style:family="paragraph" style:parent-style-name="Standard" style:list-style-name="L1">
      <style:paragraph-properties fo:text-align="justify" style:justify-single-word="false" fo:orphans="2" fo:widows="2" style:vertical-align="auto" style:writing-mode="lr-tb"/>
      <style:text-properties style:font-name="Times New Roman" fo:font-size="14pt" fo:language="ru" fo:country="RU" fo:font-weight="normal" officeooo:rsid="005239c4" officeooo:paragraph-rsid="005cb7e0" style:font-size-asian="14pt" style:font-weight-asian="normal" style:font-size-complex="14pt" style:font-weight-complex="normal"/>
    </style:style>
    <style:style style:name="P41" style:family="paragraph" style:parent-style-name="Standard" style:list-style-name="L2">
      <style:paragraph-properties fo:text-align="justify" style:justify-single-word="false" fo:orphans="2" fo:widows="2" style:vertical-align="auto" style:writing-mode="lr-tb"/>
      <style:text-properties style:font-name="Times New Roman" fo:font-size="14pt" fo:language="ru" fo:country="RU" fo:font-weight="normal" officeooo:rsid="005239c4" officeooo:paragraph-rsid="005cb7e0" style:font-size-asian="14pt" style:font-weight-asian="normal" style:font-size-complex="14pt" style:font-weight-complex="normal"/>
    </style:style>
    <style:style style:name="P42" style:family="paragraph" style:parent-style-name="Standard" style:list-style-name="L3">
      <style:paragraph-properties fo:text-align="justify" style:justify-single-word="false" fo:orphans="2" fo:widows="2" style:vertical-align="auto" style:writing-mode="lr-tb"/>
      <style:text-properties style:font-name="Times New Roman" fo:font-size="14pt" fo:language="ru" fo:country="RU" fo:font-weight="normal" officeooo:rsid="005239c4" officeooo:paragraph-rsid="005cb7e0" style:font-size-asian="14pt" style:font-weight-asian="normal" style:font-size-complex="14pt" style:font-weight-complex="normal"/>
    </style:style>
    <style:style style:name="P43" style:family="paragraph" style:parent-style-name="Standard" style:list-style-name="L4">
      <style:paragraph-properties fo:text-align="justify" style:justify-single-word="false" fo:orphans="2" fo:widows="2" style:vertical-align="auto" style:writing-mode="lr-tb"/>
      <style:text-properties style:font-name="Times New Roman" fo:font-size="14pt" fo:language="ru" fo:country="RU" fo:font-weight="normal" officeooo:rsid="005239c4" officeooo:paragraph-rsid="005cb7e0" style:font-size-asian="14pt" style:font-weight-asian="normal" style:font-size-complex="14pt" style:font-weight-complex="normal"/>
    </style:style>
    <style:style style:name="P44" style:family="paragraph" style:parent-style-name="Standard" style:list-style-name="L5">
      <style:paragraph-properties fo:text-align="justify" style:justify-single-word="false" fo:orphans="2" fo:widows="2" style:vertical-align="auto" style:writing-mode="lr-tb"/>
      <style:text-properties style:font-name="Times New Roman" fo:font-size="14pt" fo:language="ru" fo:country="RU" fo:font-weight="normal" officeooo:rsid="005239c4" officeooo:paragraph-rsid="005cb7e0" style:font-size-asian="14pt" style:font-weight-asian="normal" style:font-size-complex="14pt" style:font-weight-complex="normal"/>
    </style:style>
    <style:style style:name="P45" style:family="paragraph" style:parent-style-name="Heading_20_1">
      <style:paragraph-properties fo:text-align="center" style:justify-single-word="false"/>
      <style:text-properties style:font-name="Times New Roman" fo:language="ru" fo:country="RU" officeooo:rsid="00375373" officeooo:paragraph-rsid="0041740a"/>
    </style:style>
    <style:style style:name="P46" style:family="paragraph" style:parent-style-name="Heading_20_1">
      <style:paragraph-properties fo:text-align="center" style:justify-single-word="false"/>
      <style:text-properties style:font-name="Times New Roman" officeooo:paragraph-rsid="0041740a"/>
    </style:style>
    <style:style style:name="P47" style:family="paragraph" style:parent-style-name="Heading_20_1">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41740a" style:font-name-asian="Times New Roman" style:font-size-asian="16pt" style:language-asian="ru" style:country-asian="RU" style:font-size-complex="16pt"/>
    </style:style>
    <style:style style:name="P48" style:family="paragraph" style:parent-style-name="Heading_20_2">
      <style:text-properties style:font-name="Times New Roman"/>
    </style:style>
    <style:style style:name="P49" style:family="paragraph" style:parent-style-name="Heading_20_2">
      <style:text-properties style:font-name="Times New Roman" fo:font-size="16.1000003814697pt" style:font-size-asian="16.1000003814697pt" style:font-size-complex="16.1000003814697pt"/>
    </style:style>
    <style:style style:name="P50" style:family="paragraph" style:parent-style-name="Heading_20_2">
      <style:text-properties style:font-name="Times New Roman" officeooo:paragraph-rsid="000d472f"/>
    </style:style>
    <style:style style:name="T1" style:family="text">
      <style:text-properties style:font-name="Times New Roman"/>
    </style:style>
    <style:style style:name="T2" style:family="text">
      <style:text-properties style:font-name="Times New Roman" officeooo:rsid="00204233"/>
    </style:style>
    <style:style style:name="T3" style:family="text">
      <style:text-properties style:font-name="Times New Roman" fo:language="en" fo:country="US" officeooo:rsid="005dd2b6"/>
    </style:style>
    <style:style style:name="T4" style:family="text">
      <style:text-properties style:font-name="Times New Roman" fo:language="ru" fo:country="RU" officeooo:rsid="005f0af1"/>
    </style:style>
    <style:style style:name="T5" style:family="text">
      <style:text-properties style:font-name="Times New Roman" fo:language="ru" fo:country="RU" officeooo:rsid="005dd2b6"/>
    </style:style>
    <style:style style:name="T6" style:family="text">
      <style:text-properties style:font-name="Times New Roman" fo:language="ru" fo:country="RU" officeooo:rsid="0060f436"/>
    </style:style>
    <style:style style:name="T7" style:family="text">
      <style:text-properties style:font-name="Times New Roman" fo:language="ru" fo:country="RU" officeooo:rsid="0061338d"/>
    </style:style>
    <style:style style:name="T8" style:family="text">
      <style:text-properties style:font-name="Times New Roman" officeooo:rsid="005dd2b6"/>
    </style:style>
    <style:style style:name="T9" style:family="text">
      <style:text-properties fo:language="ru" fo:country="RU"/>
    </style:style>
    <style:style style:name="T10" style:family="text">
      <style:text-properties fo:language="ru" fo:country="RU" officeooo:rsid="00375373"/>
    </style:style>
    <style:style style:name="T11" style:family="text">
      <style:text-properties fo:language="ru" fo:country="RU" officeooo:rsid="003f90ac"/>
    </style:style>
    <style:style style:name="T12" style:family="text">
      <style:text-properties fo:language="ru" fo:country="RU" officeooo:rsid="003f3f69"/>
    </style:style>
    <style:style style:name="T13" style:family="text">
      <style:text-properties fo:language="ru" fo:country="RU" officeooo:rsid="004a1c55"/>
    </style:style>
    <style:style style:name="T14" style:family="text">
      <style:text-properties fo:language="ru" fo:country="RU" officeooo:rsid="004bcae4"/>
    </style:style>
    <style:style style:name="T15" style:family="text">
      <style:text-properties fo:language="ru" fo:country="RU" officeooo:rsid="004ed230"/>
    </style:style>
    <style:style style:name="T16" style:family="text">
      <style:text-properties fo:language="ru" fo:country="RU" officeooo:rsid="005c5110"/>
    </style:style>
    <style:style style:name="T17" style:family="text">
      <style:text-properties fo:language="en" fo:country="US" officeooo:rsid="005c7c37"/>
    </style:style>
    <style:style style:name="T18" style:family="text">
      <style:text-properties fo:color="#808080" style:font-name="Consolas" fo:font-size="9.5pt" fo:background-color="#ffffff" loext:char-shading-value="0" style:font-size-asian="9.5pt"/>
    </style:style>
    <style:style style:name="T19" style:family="text">
      <style:text-properties fo:color="#808080" fo:background-color="#ffffff" loext:char-shading-value="0"/>
    </style:style>
    <style:style style:name="T20" style:family="text">
      <style:text-properties fo:color="#000000" style:font-name="Consolas" fo:font-size="9.5pt" fo:background-color="#ffffff" loext:char-shading-value="0" style:font-size-asian="9.5pt"/>
    </style:style>
    <style:style style:name="T21" style:family="text">
      <style:text-properties fo:color="#000000" style:font-name="Consolas" fo:font-size="9.5pt" officeooo:rsid="005b41fc" fo:background-color="#ffffff" loext:char-shading-value="0" style:font-size-asian="9.5pt"/>
    </style:style>
    <style:style style:name="T22" style:family="text">
      <style:text-properties fo:color="#000000" style:font-name="Times New Roman" fo:font-size="12pt" fo:language="ru" fo:country="RU" officeooo:rsid="0037a730" style:font-name-asian="Times New Roman" style:font-size-asian="12pt" style:language-asian="ru" style:country-asian="RU" style:font-size-complex="12pt"/>
    </style:style>
    <style:style style:name="T23" style:family="text">
      <style:text-properties fo:color="#000000" style:font-name="Times New Roman" fo:font-size="12pt" fo:language="ru" fo:country="RU" officeooo:rsid="0003d0d0" style:font-name-asian="Times New Roman" style:font-size-asian="12pt" style:language-asian="ru" style:country-asian="RU" style:font-size-complex="12pt"/>
    </style:style>
    <style:style style:name="T24" style:family="text">
      <style:text-properties fo:color="#000000" style:font-name="Times New Roman" fo:font-size="12pt" fo:language="ru" fo:country="RU" officeooo:rsid="00375373" style:font-name-asian="Times New Roman" style:font-size-asian="12pt" style:language-asian="ru" style:country-asian="RU" style:font-size-complex="12pt"/>
    </style:style>
    <style:style style:name="T25" style:family="text">
      <style:text-properties fo:color="#000000" style:text-line-through-style="none" style:text-line-through-type="none" style:font-name="Times New Roman" fo:font-size="12pt" style:text-underline-style="none" fo:font-weight="bold" style:font-name-asian="Times New Roman" style:font-size-asian="12pt" style:language-asian="ru" style:country-asian="RU" style:font-weight-asian="bold" style:font-size-complex="12pt"/>
    </style:style>
    <style:style style:name="T26" style:family="text">
      <style:text-properties fo:color="#a31515" style:font-name="Consolas" fo:font-size="9.5pt" fo:background-color="#ffffff" loext:char-shading-value="0" style:font-size-asian="9.5pt"/>
    </style:style>
    <style:style style:name="T27" style:family="text">
      <style:text-properties fo:color="#a31515" fo:background-color="#ffffff" loext:char-shading-value="0"/>
    </style:style>
    <style:style style:name="T28" style:family="text">
      <style:text-properties fo:color="#0000ff" style:font-name="Consolas" fo:font-size="9.5pt" fo:background-color="#ffffff" loext:char-shading-value="0" style:font-size-asian="9.5pt"/>
    </style:style>
    <style:style style:name="T29" style:family="text">
      <style:text-properties fo:color="#2b91af" style:font-name="Consolas" fo:font-size="9.5pt" fo:background-color="#ffffff" loext:char-shading-value="0" style:font-size-asian="9.5pt"/>
    </style:style>
    <style:style style:name="T30" style:family="text">
      <style:text-properties fo:color="#008000" style:font-name="Consolas" fo:font-size="9.5pt" fo:background-color="#ffffff" loext:char-shading-value="0" style:font-size-asian="9.5pt"/>
    </style:style>
    <style:style style:name="T31" style:family="text">
      <style:text-properties fo:color="#008080" style:font-name="Consolas" fo:font-size="9.5pt" fo:background-color="#ffffff" loext:char-shading-value="0" style:font-size-asian="9.5pt"/>
    </style:style>
    <style:style style:name="T32" style:family="text">
      <style:text-properties officeooo:rsid="001e3d66"/>
    </style:style>
    <style:style style:name="T33" style:family="text">
      <style:text-properties officeooo:rsid="003f3f69"/>
    </style:style>
    <style:style style:name="T34" style:family="text">
      <style:text-properties fo:font-size="12pt" style:font-name-asian="Times New Roman" style:font-size-asian="12pt" style:language-asian="ru" style:country-asian="RU" style:font-size-complex="12pt"/>
    </style:style>
    <style:style style:name="T35" style:family="text">
      <style:text-properties fo:font-size="12pt" style:font-name-asian="Times New Roman" style:font-size-asian="12pt" style:language-asian="ru" style:country-asian="RU" style:font-weight-asian="bold" style:font-size-complex="12pt"/>
    </style:style>
    <style:style style:name="T36" style:family="text">
      <style:text-properties fo:font-size="12pt" fo:letter-spacing="0.002cm" style:font-name-asian="Times New Roman" style:font-size-asian="12pt" style:language-asian="ru" style:country-asian="RU" style:font-size-complex="12pt"/>
    </style:style>
    <style:style style:name="T37" style:family="text">
      <style:text-properties fo:font-size="12pt" fo:letter-spacing="0.002cm" officeooo:rsid="0003d0d0" style:font-name-asian="Times New Roman" style:font-size-asian="12pt" style:language-asian="ru" style:country-asian="RU" style:font-size-complex="12pt"/>
    </style:style>
    <style:style style:name="T38" style:family="text">
      <style:text-properties fo:font-variant="normal" fo:text-transform="none" style:text-line-through-style="none" style:text-line-through-type="none" fo:letter-spacing="normal" fo:font-style="normal" style:text-underline-style="none"/>
    </style:style>
    <style:style style:name="T39" style:family="text">
      <style:text-properties fo:font-variant="normal" fo:text-transform="none" style:text-line-through-style="none" style:text-line-through-type="none" fo:letter-spacing="normal" fo:font-style="normal" style:text-underline-style="none" officeooo:rsid="000660c5"/>
    </style:style>
    <style:style style:name="T40"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style:text-blinking="false" fo:background-color="#ffffff" loext:char-shading-value="0" style:font-weight-asian="bold" style:font-weight-complex="bold"/>
    </style:style>
    <style:style style:name="T41"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officeooo:rsid="000660c5" style:text-blinking="false" fo:background-color="#ffffff" loext:char-shading-value="0" style:font-weight-asian="bold" style:font-weight-complex="bold"/>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officeooo:rsid="00375373" style:font-weight-asian="bold" style:font-weight-complex="bold"/>
    </style:style>
    <style:style style:name="T44" style:family="text">
      <style:text-properties style:text-underline-style="none" officeooo:rsid="0003d0d0"/>
    </style:style>
    <style:style style:name="T45" style:family="text">
      <style:text-properties style:text-underline-style="none" officeooo:rsid="0008168f"/>
    </style:style>
    <style:style style:name="T46" style:family="text">
      <style:text-properties style:text-underline-style="none" officeooo:rsid="00375afb"/>
    </style:style>
    <style:style style:name="T47" style:family="text">
      <style:text-properties style:text-underline-style="none" officeooo:rsid="00624531"/>
    </style:style>
    <style:style style:name="T48" style:family="text">
      <style:text-properties officeooo:rsid="0003d0d0"/>
    </style:style>
    <style:style style:name="T49" style:family="text">
      <style:text-properties officeooo:rsid="0008168f"/>
    </style:style>
    <style:style style:name="T50" style:family="text">
      <style:text-properties fo:color="#6f008a" style:font-name="Consolas" fo:font-size="9.5pt" fo:background-color="#ffffff" loext:char-shading-value="0" style:font-size-asian="9.5pt"/>
    </style:style>
    <style:style style:name="T51" style:family="text">
      <style:text-properties fo:background-color="#ffffff" loext:char-shading-value="0"/>
    </style:style>
    <style:style style:name="T52" style:family="text">
      <style:text-properties officeooo:rsid="005b41fc"/>
    </style:style>
    <style:style style:name="T53" style:family="text">
      <style:text-properties officeooo:rsid="005cb7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35">Национальный исследовательский институт</text:p>
      <text:p text:style-name="P24"><text:span text:style-name="T36">«</text:span><text:span text:style-name="T37">Московский Авиационный Институт</text:span><text:span text:style-name="T34">»</text:span></text:p>
      <text:p text:style-name="P18"/>
      <text:p text:style-name="P19"><text:span text:style-name="T35">факультет </text:span><text:span text:style-name="T38">ИНФОРМАЦИОННЫ</text:span><text:span text:style-name="T39">Х</text:span><text:span text:style-name="T38"> ТЕХНОЛОГИ</text:span><text:span text:style-name="T39">Й</text:span><text:span text:style-name="T38"> И ПРИКЛАДН</text:span><text:span text:style-name="T39">ОЙ</text:span><text:span text:style-name="T38"> МАТЕМАТИК</text:span><text:span text:style-name="T39">И</text:span></text:p>
      <text:p text:style-name="P20"><text:span text:style-name="T25">Кафедра </text:span><text:a xlink:type="simple" xlink:href="https://www.mai.ru/education/fpmf/806/" text:style-name="Internet_20_link" text:visited-style-name="Visited_20_Internet_20_Link"><text:span text:style-name="T40">вычислительн</text:span></text:a><text:a xlink:type="simple" xlink:href="https://www.mai.ru/education/fpmf/806/" text:style-name="Internet_20_link" text:visited-style-name="Visited_20_Internet_20_Link"><text:span text:style-name="T41">ой</text:span></text:a><text:a xlink:type="simple" xlink:href="https://www.mai.ru/education/fpmf/806/" text:style-name="Internet_20_link" text:visited-style-name="Visited_20_Internet_20_Link"><text:span text:style-name="T40"> математик</text:span></text:a><text:a xlink:type="simple" xlink:href="https://www.mai.ru/education/fpmf/806/" text:style-name="Internet_20_link" text:visited-style-name="Visited_20_Internet_20_Link"><text:span text:style-name="T41">и</text:span></text:a><text:a xlink:type="simple" xlink:href="https://www.mai.ru/education/fpmf/806/" text:style-name="Internet_20_link" text:visited-style-name="Visited_20_Internet_20_Link"><text:span text:style-name="T40"> и программировани</text:span></text:a><text:span text:style-name="T41">я</text:span></text:p>
      <text:p text:style-name="P14"/>
      <text:p text:style-name="P16"/>
      <text:p text:style-name="P26"/>
      <text:p text:style-name="P11"/>
      <text:h text:style-name="P45" text:outline-level="1"/>
      <text:h text:style-name="P45" text:outline-level="1"/>
      <text:p text:style-name="P22"/>
      <text:h text:style-name="P46" text:outline-level="1">Отчет по лабораторной работе № <text:span text:style-name="T52">8</text:span></text:h>
      <text:h text:style-name="P47" text:outline-level="1">по курсу «Объектно-ориентированное программирование»</text:h>
      <text:p text:style-name="P32"/>
      <text:p text:style-name="P32"/>
      <text:p text:style-name="P27">Работу выполнил </text:p>
      <text:p text:style-name="P27">студент <text:span text:style-name="T43">2</text:span><text:span text:style-name="T44"> </text:span>курса </text:p>
      <text:p text:style-name="P27"><text:span text:style-name="T42">очного</text:span> отделения</text:p>
      <text:p text:style-name="P27"><text:span text:style-name="T48">Куликов Алексей Владимирович</text:span> </text:p>
      <text:p text:style-name="P28">группы М80-208Б</text:p>
      <text:p text:style-name="P27"/>
      <text:p text:style-name="P29"><text:span text:style-name="T49">п</text:span>реподавател<text:span text:style-name="T49">ь:</text:span></text:p>
      <text:p text:style-name="P29">Поповкин Александр Викторович</text:p>
      <text:p text:style-name="P30"/>
      <text:p text:style-name="P31"/>
      <text:p text:style-name="P33"/>
      <text:p text:style-name="P34"/>
      <text:p text:style-name="P34"/>
      <text:p text:style-name="P34"/>
      <text:p text:style-name="P12">Оценка:</text:p>
      <table:table table:name="Таблица6" table:style-name="Таблица6">
        <table:table-column table:style-name="Таблица6.A"/>
        <table:table-row>
          <table:table-cell table:style-name="Таблица6.A1" office:value-type="string">
            <text:p text:style-name="P21"/>
          </table:table-cell>
        </table:table-row>
      </table:table>
      <text:p text:style-name="P25"/>
      <text:p text:style-name="P15">Подпись <text:span text:style-name="T10">преподавателя</text:span></text:p>
      <text:p text:style-name="P17"><text:s text:c="14"/></text:p>
      <text:p text:style-name="P15">Подпись студента</text:p>
      <text:p text:style-name="P17"><text:s text:c="14"/></text:p>
      <text:p text:style-name="P15"><text:span text:style-name="T10">Ч</text:span>исло</text:p>
      <text:p text:style-name="P15"><text:span text:style-name="T47">07</text:span><text:span text:style-name="T45">.</text:span><text:span text:style-name="T46">1</text:span><text:span text:style-name="T47">2</text:span><text:span text:style-name="T45">.</text:span><text:span text:style-name="T46">2018</text:span></text:p>
      <text:p text:style-name="P13"><text:span text:style-name="T22">Москва-20</text:span><text:span text:style-name="T23">1</text:span><text:span text:style-name="T24">8</text:span></text:p>
      <text:h text:style-name="P48" text:outline-level="2"><text:soft-page-break/>Цель работы</text:h>
      <text:p text:style-name="P10">Целью лабораторной работы является:</text:p>
      <text:list xml:id="list2023104864" text:style-name="L1">
        <text:list-item>
          <text:p text:style-name="P40">Знакомство с параллельным программированием в C++.</text:p>
        </text:list-item>
      </text:list>
      <text:h text:style-name="P48" text:outline-level="2">Задание</text:h>
      <text:p text:style-name="P10">Используя структуры данных, разработанные для лабораторной работы №6 (контейнер первого уровня и классы-фигуры) разработать алгоритм быстрой сортировки для класса-контейнера .</text:p>
      <text:p text:style-name="P10"/>
      <text:p text:style-name="P10">Необходимо разработать два вида алгоритма:</text:p>
      <text:p text:style-name="P10">Обычный, без параллельных вызовов. </text:p>
      <text:p text:style-name="P10">С использованием параллельных вызовов. <text:s/>В этом случае, каждый рекурсивный вызов сортировки должен создаваться в отдельном потоке.</text:p>
      <text:p text:style-name="P10"/>
      <text:p text:style-name="P10">Для создания потоков использовать механизмы: </text:p>
      <text:list xml:id="list2644711775" text:style-name="L2">
        <text:list-item>
          <text:p text:style-name="P41">future </text:p>
        </text:list-item>
        <text:list-item>
          <text:p text:style-name="P41">packaged_task/async</text:p>
        </text:list-item>
      </text:list>
      <text:p text:style-name="P10"/>
      <text:p text:style-name="P10">Для обеспечения потоко-безопасности структур данных использовать: </text:p>
      <text:list xml:id="list2109895888" text:style-name="L3">
        <text:list-item>
          <text:p text:style-name="P42">mutex </text:p>
        </text:list-item>
        <text:list-item>
          <text:p text:style-name="P42">lock_guard</text:p>
        </text:list-item>
      </text:list>
      <text:p text:style-name="P10"/>
      <text:p text:style-name="P10"><text:span text:style-name="T53">При этом н</text:span>ельзя использовать: </text:p>
      <text:list xml:id="list1462340534" text:style-name="L4">
        <text:list-item>
          <text:p text:style-name="P43">Стандартные контейнеры std.</text:p>
        </text:list-item>
      </text:list>
      <text:p text:style-name="P10"/>
      <text:p text:style-name="P10">Программа должна позволять: </text:p>
      <text:list xml:id="list3651742915" text:style-name="L5">
        <text:list-item>
          <text:p text:style-name="P44">Вводить произвольное количество фигур и добавлять их в контейнер.</text:p>
        </text:list-item>
        <text:list-item>
          <text:p text:style-name="P44">Распечатывать содержимое контейнера. </text:p>
        </text:list-item>
        <text:list-item>
          <text:p text:style-name="P44">Удалять фигуры из контейнера. </text:p>
        </text:list-item>
        <text:list-item>
          <text:p text:style-name="P44">Проводить сортировку контейнера</text:p>
        </text:list-item>
      </text:list>
      <text:h text:style-name="P49" text:outline-level="2">Метод решения</text:h>
      <text:p text:style-name="P36">В задании требуется реализовать алгоритм быстрой сортировки для контейнера 1-го уровня. Но в моем случае это бинарное дерево поиска, которое и так, по определению является отсортированным. Поэтому, чтобы никому не было обидно и просто ради интереса запрограммируем быструю сортировку для контейнера 2-го уровня (в моем случае массив). Итак, реализуем общеизвестный алгоритм быстрой сортировки для массива. Сделаем это рекурсивно. Суть алгоритма в следующем.</text:p>
      <text:p text:style-name="P7"><text:span text:style-name="T8">В</text:span><text:span text:style-name="T1">ыбираем опорный элемент,</text:span></text:p>
      <text:p text:style-name="P7"><text:soft-page-break/><text:span text:style-name="T1">начинаем просматривать с начала и с конца массива. Сначала слева ищем элемент, который окажется больше опорного. Затем, найдя для левого конца, ищем справа элемент, который окажется меньше опорного. Меняем их местами. Продолжаем сие действо до тех пор, пока индексы не пересекутся. Затем запускаем рекурсивно для левой части (до места пересечения) и для правой (после), </text:span><text:span text:style-name="T8">пока есть хотя бы два элемента в любой из частей.</text:span></text:p>
      <text:p text:style-name="P37"/>
      <text:p text:style-name="P38">Параллельный алгоритм ни отличается ничем, кроме того, что каждый рекурсивный вызов, если доступен свободный поток, вызывается во вновь созданном потоке. Иначе, если все заняты, то алгоритм продолжает работать в тех потоках, которые на данный момент запущены.</text:p>
      <text:p text:style-name="P38"/>
      <text:p text:style-name="P38">Количество потоков ограничивается количеством физических потоков (на моей машине 4).</text:p>
      <text:h text:style-name="Heading_20_2" text:outline-level="2"><text:span text:style-name="T2">Л</text:span><text:span text:style-name="T1">истинг</text:span></text:h>
      <text:p text:style-name="P1"><text:span text:style-name="T17">QuickSort</text:span>.<text:span text:style-name="T32">h </text:span><text:span text:style-name="T15">(добавлено)</text:span></text:p>
      <table:table table:name="Таблица3" table:style-name="Таблица3">
        <table:table-column table:style-name="Таблица3.A"/>
        <table:table-row>
          <table:table-cell table:style-name="Таблица3.A1" office:value-type="string">
            <text:p text:style-name="P4"><text:span text:style-name="T19">#ifndef</text:span><text:span text:style-name="T51"> QUICK_SORT_H</text:span></text:p>
            <text:p text:style-name="Standard"><text:span text:style-name="T18">#define</text:span><text:span text:style-name="T20"> </text:span><text:span text:style-name="T50">QUICK_SORT_H</text:span></text:p>
            <text:p text:style-name="Standard"><text:span text:style-name="T18">#endif</text:span><text:span text:style-name="T20"> </text:span><text:span text:style-name="T30">// !QUICK_SORT_H</text:span></text:p>
            <text:p text:style-name="P6"/>
            <text:p text:style-name="Standard"><text:span text:style-name="T18">#include</text:span><text:span text:style-name="T20"> </text:span><text:span text:style-name="T26">&lt;mutex&gt;</text:span></text:p>
            <text:p text:style-name="Standard"><text:span text:style-name="T18">#include</text:span><text:span text:style-name="T20"> </text:span><text:span text:style-name="T26">&lt;thread&gt;</text:span></text:p>
            <text:p text:style-name="Standard"><text:span text:style-name="T18">#include</text:span><text:span text:style-name="T20"> </text:span><text:span text:style-name="T26">&lt;functional&gt;</text:span></text:p>
            <text:p text:style-name="P6"/>
            <text:p text:style-name="Standard"><text:span text:style-name="T28">template</text:span><text:span text:style-name="T20">&lt;</text:span><text:span text:style-name="T28">typename</text:span><text:span text:style-name="T20"> </text:span><text:span text:style-name="T29">T</text:span><text:span text:style-name="T20">, </text:span><text:span text:style-name="T28">typename</text:span><text:span text:style-name="T20"> </text:span><text:span text:style-name="T29">P</text:span><text:span text:style-name="T20">&gt;</text:span></text:p>
            <text:p text:style-name="Standard"><text:span text:style-name="T28">void</text:span><text:span text:style-name="T20"> quick_sort_parallel(Array&lt;</text:span><text:span text:style-name="T29">T</text:span><text:span text:style-name="T20">&gt; &amp;arr, size_t start, size_t finish, P predicate);</text:span></text:p>
            <text:p text:style-name="Standard"><text:span text:style-name="T28">template</text:span><text:span text:style-name="T20">&lt;</text:span><text:span text:style-name="T28">typename</text:span><text:span text:style-name="T20"> </text:span><text:span text:style-name="T29">T</text:span><text:span text:style-name="T20">, </text:span><text:span text:style-name="T28">typename</text:span><text:span text:style-name="T20"> </text:span><text:span text:style-name="T29">P</text:span><text:span text:style-name="T20">&gt;</text:span></text:p>
            <text:p text:style-name="Standard"><text:span text:style-name="T28">void</text:span><text:span text:style-name="T20"> quick_sort(Array&lt;</text:span><text:span text:style-name="T29">T</text:span><text:span text:style-name="T20">&gt; &amp;arr, size_t start, size_t finish, P predicate);</text:span></text:p>
            <text:p text:style-name="Standard"><text:span text:style-name="T28">template</text:span><text:span text:style-name="T20">&lt;</text:span><text:span text:style-name="T28">typename</text:span><text:span text:style-name="T20"> </text:span><text:span text:style-name="T29">T</text:span><text:span text:style-name="T20">, </text:span><text:span text:style-name="T28">typename</text:span><text:span text:style-name="T20"> </text:span><text:span text:style-name="T29">P</text:span><text:span text:style-name="T20">&gt;</text:span></text:p>
            <text:p text:style-name="Standard"><text:span text:style-name="T28">bool</text:span><text:span text:style-name="T20"> is_sorted(</text:span><text:span text:style-name="T28">const</text:span><text:span text:style-name="T20"> Array&lt;</text:span><text:span text:style-name="T29">T</text:span><text:span text:style-name="T20">&gt; &amp;</text:span><text:span text:style-name="T18">arr</text:span><text:span text:style-name="T20">, </text:span><text:span text:style-name="T29">P</text:span><text:span text:style-name="T20"> </text:span><text:span text:style-name="T18">predicate</text:span><text:span text:style-name="T20">);</text:span></text:p>
            <text:p text:style-name="P6"/>
            <text:p text:style-name="Standard"><text:span text:style-name="T28">template</text:span><text:span text:style-name="T20">&lt;</text:span><text:span text:style-name="T28">typename</text:span><text:span text:style-name="T20"> </text:span><text:span text:style-name="T29">T</text:span><text:span text:style-name="T20">, </text:span><text:span text:style-name="T28">typename</text:span><text:span text:style-name="T20"> </text:span><text:span text:style-name="T29">P</text:span><text:span text:style-name="T20">&gt;</text:span></text:p>
            <text:p text:style-name="Standard"><text:span text:style-name="T28">void</text:span><text:span text:style-name="T20"> quick_sort(Array&lt;</text:span><text:span text:style-name="T29">T</text:span><text:span text:style-name="T20">&gt; &amp;arr, size_t start, size_t finish, P predicate) {</text:span></text:p>
            <text:p text:style-name="P6"><text:tab/>T pivot = arr[(start + finish) / 2 + 1];</text:p>
            <text:p text:style-name="P6"><text:tab/>size_t left = start;</text:p>
            <text:p text:style-name="P6"><text:tab/>size_t right = finish;</text:p>
            <text:p text:style-name="P6"/>
            <text:p text:style-name="Standard"><text:span text:style-name="T20"><text:tab/></text:span><text:span text:style-name="T28">while</text:span><text:span text:style-name="T20"> (left &lt;= right) {</text:span></text:p>
            <text:p text:style-name="Standard"><text:span text:style-name="T20"><text:tab/><text:tab/></text:span><text:span text:style-name="T28">while</text:span><text:span text:style-name="T20"> (predicate(arr[left], pivot) &lt; 0)</text:span></text:p>
            <text:p text:style-name="P6"><text:tab/><text:tab/><text:tab/>++left;</text:p>
            <text:p text:style-name="Standard"><text:span text:style-name="T20"><text:tab/><text:tab/></text:span><text:span text:style-name="T28">while</text:span><text:span text:style-name="T20"> (predicate(arr[right], pivot) &gt; 0)</text:span></text:p>
            <text:p text:style-name="P6"><text:tab/><text:tab/><text:tab/>--right;</text:p>
            <text:p text:style-name="Standard"><text:span text:style-name="T20"><text:tab/><text:tab/></text:span><text:span text:style-name="T28">if</text:span><text:span text:style-name="T20"> (left &lt;= right) {</text:span></text:p>
            <text:p text:style-name="Standard"><text:span text:style-name="T20"><text:tab/><text:tab/><text:tab/></text:span><text:span text:style-name="T28">if</text:span><text:span text:style-name="T20"> (left != right) {</text:span></text:p>
            <text:p text:style-name="Standard"><text:span text:style-name="T20"><text:tab/><text:tab/><text:tab/><text:tab/></text:span><text:span text:style-name="T28">auto</text:span><text:span text:style-name="T20"> temp = arr[left];</text:span></text:p>
            <text:p text:style-name="P6"><text:tab/><text:tab/><text:tab/><text:tab/>arr[left] = arr[right];</text:p>
            <text:p text:style-name="P6"><text:tab/><text:tab/><text:tab/><text:tab/>arr[right] = temp;</text:p>
            <text:p text:style-name="P6"><text:tab/><text:tab/><text:tab/>}</text:p>
            <text:p text:style-name="Standard"><text:span text:style-name="T20"><text:tab/><text:tab/><text:tab/>++left;<text:tab/></text:span><text:span text:style-name="T30">// чтобы точно пересеклись и l стал больше r</text:span></text:p>
            <text:p text:style-name="P6"><text:tab/><text:tab/><text:tab/>--right;</text:p>
            <text:p text:style-name="P6"><text:tab/><text:tab/>}</text:p>
            <text:p text:style-name="P6"><text:soft-page-break/><text:tab/>}</text:p>
            <text:p text:style-name="Standard"><text:span text:style-name="T20"><text:tab/></text:span><text:span text:style-name="T30">// имеет смысл дальше разделять</text:span></text:p>
            <text:p text:style-name="Standard"><text:span text:style-name="T20"><text:tab/></text:span><text:span text:style-name="T28">if</text:span><text:span text:style-name="T20"> (start &lt; right)<text:tab/></text:span><text:span text:style-name="T30">// если есть хотя бы два элемента в левом подмассиве</text:span></text:p>
            <text:p text:style-name="P6"><text:tab/><text:tab/>quick_sort(arr, start, right, predicate);</text:p>
            <text:p text:style-name="Standard"><text:span text:style-name="T20"><text:tab/></text:span><text:span text:style-name="T28">if</text:span><text:span text:style-name="T20"> (finish &gt; left)<text:tab/></text:span><text:span text:style-name="T30">// если есть хотя бы два элемента в левом подмассиве</text:span></text:p>
            <text:p text:style-name="P6"><text:tab/><text:tab/>quick_sort(arr, left, finish, predicate);</text:p>
            <text:p text:style-name="P6">}</text:p>
            <text:p text:style-name="P6"/>
            <text:p text:style-name="Standard"><text:span text:style-name="T28">template</text:span><text:span text:style-name="T20">&lt;</text:span><text:span text:style-name="T28">typename</text:span><text:span text:style-name="T20"> T, </text:span><text:span text:style-name="T28">typename</text:span><text:span text:style-name="T20"> P&gt;</text:span></text:p>
            <text:p text:style-name="Standard"><text:span text:style-name="T28">void</text:span><text:span text:style-name="T20"> quick_sort_parallel(Array&lt;T&gt; &amp;arr, size_t start, size_t finish, P predicate) {</text:span></text:p>
            <text:p text:style-name="P6"><text:tab/>T pivot = arr[(start + finish) / 2 + 1];</text:p>
            <text:p text:style-name="P6"><text:tab/>size_t left = start;</text:p>
            <text:p text:style-name="P6"><text:tab/>size_t right = finish;</text:p>
            <text:p text:style-name="P6"/>
            <text:p text:style-name="Standard"><text:span text:style-name="T20"><text:tab/></text:span><text:span text:style-name="T28">static</text:span><text:span text:style-name="T20"> std::mutex mut;</text:span></text:p>
            <text:p text:style-name="Standard"><text:span text:style-name="T20"><text:tab/></text:span><text:span text:style-name="T28">static</text:span><text:span text:style-name="T20"> </text:span><text:span text:style-name="T28">int</text:span><text:span text:style-name="T20"> threads_available = _Thrd_hardware_concurrency() - </text:span><text:span text:style-name="T21">1</text:span><text:span text:style-name="T20">;</text:span></text:p>
            <text:p text:style-name="P6"/>
            <text:p text:style-name="Standard"><text:span text:style-name="T20"><text:tab/></text:span><text:span text:style-name="T28">bool</text:span><text:span text:style-name="T20"> is_left_threaded = </text:span><text:span text:style-name="T28">false</text:span><text:span text:style-name="T20">;</text:span></text:p>
            <text:p text:style-name="Standard"><text:span text:style-name="T20"><text:tab/></text:span><text:span text:style-name="T28">bool</text:span><text:span text:style-name="T20"> is_right_threaded = </text:span><text:span text:style-name="T28">false</text:span><text:span text:style-name="T20">;</text:span></text:p>
            <text:p text:style-name="P6"/>
            <text:p text:style-name="Standard"><text:span text:style-name="T20"><text:tab/></text:span><text:span text:style-name="T28">while</text:span><text:span text:style-name="T20"> (left &lt;= right) {</text:span></text:p>
            <text:p text:style-name="Standard"><text:span text:style-name="T20"><text:tab/><text:tab/></text:span><text:span text:style-name="T28">while</text:span><text:span text:style-name="T20"> (predicate(arr[left], pivot) &lt; 0)</text:span></text:p>
            <text:p text:style-name="P6"><text:tab/><text:tab/><text:tab/>++left;</text:p>
            <text:p text:style-name="Standard"><text:span text:style-name="T20"><text:tab/><text:tab/></text:span><text:span text:style-name="T28">while</text:span><text:span text:style-name="T20"> (predicate(arr[right], pivot) &gt; 0)</text:span></text:p>
            <text:p text:style-name="P6"><text:tab/><text:tab/><text:tab/>--right;</text:p>
            <text:p text:style-name="Standard"><text:span text:style-name="T20"><text:tab/><text:tab/></text:span><text:span text:style-name="T28">if</text:span><text:span text:style-name="T20"> (left &lt;= right) {</text:span></text:p>
            <text:p text:style-name="Standard"><text:span text:style-name="T20"><text:tab/><text:tab/><text:tab/></text:span><text:span text:style-name="T28">if</text:span><text:span text:style-name="T20"> (left != right) {</text:span></text:p>
            <text:p text:style-name="Standard"><text:span text:style-name="T20"><text:tab/><text:tab/><text:tab/><text:tab/></text:span><text:span text:style-name="T28">auto</text:span><text:span text:style-name="T20"> temp = arr[left];</text:span></text:p>
            <text:p text:style-name="P6"><text:tab/><text:tab/><text:tab/><text:tab/>arr[left] = arr[right];</text:p>
            <text:p text:style-name="P6"><text:tab/><text:tab/><text:tab/><text:tab/>arr[right] = temp;</text:p>
            <text:p text:style-name="P6"><text:tab/><text:tab/><text:tab/>}</text:p>
            <text:p text:style-name="Standard"><text:span text:style-name="T20"><text:tab/><text:tab/><text:tab/>++left;<text:tab/></text:span><text:span text:style-name="T30">// чтобы точно пересеклись и l стал больше r</text:span></text:p>
            <text:p text:style-name="P6"><text:tab/><text:tab/><text:tab/>--right;</text:p>
            <text:p text:style-name="P6"><text:tab/><text:tab/>}</text:p>
            <text:p text:style-name="P6"><text:tab/>}</text:p>
            <text:p text:style-name="P6"><text:tab/>std::thread left_thread;</text:p>
            <text:p text:style-name="Standard"><text:span text:style-name="T20"><text:tab/>std::</text:span><text:span text:style-name="T29">thread</text:span><text:span text:style-name="T20"> right_thread;</text:span></text:p>
            <text:p text:style-name="Standard"><text:span text:style-name="T20"><text:tab/></text:span><text:span text:style-name="T30">// имеет смысл дальше разделять</text:span></text:p>
            <text:p text:style-name="Standard"><text:span text:style-name="T20"><text:tab/></text:span><text:span text:style-name="T28">if</text:span><text:span text:style-name="T20"> (start &lt; right) {<text:tab/></text:span><text:span text:style-name="T30">// если есть хотя бы два элемента в левом подмассиве</text:span></text:p>
            <text:p text:style-name="P6"><text:tab/><text:tab/>mut.lock();</text:p>
            <text:p text:style-name="Standard"><text:span text:style-name="T20"><text:tab/><text:tab/></text:span><text:span text:style-name="T28">if</text:span><text:span text:style-name="T20"> (threads_available &gt; 0) {</text:span></text:p>
            <text:p text:style-name="P6"><text:tab/><text:tab/><text:tab/>left_thread = std::thread(quick_sort_parallel&lt;T&gt;, std::ref(arr), start, right, predicate);</text:p>
            <text:p text:style-name="Standard"><text:span text:style-name="T20"><text:tab/><text:tab/><text:tab/>is_left_threaded = </text:span><text:span text:style-name="T28">true</text:span><text:span text:style-name="T20">;</text:span></text:p>
            <text:p text:style-name="P6"><text:tab/><text:tab/><text:tab/>--threads_available;</text:p>
            <text:p text:style-name="P6"><text:tab/><text:tab/><text:tab/>mut.unlock();</text:p>
            <text:p text:style-name="P6"><text:tab/><text:tab/>}</text:p>
            <text:p text:style-name="Standard"><text:span text:style-name="T20"><text:tab/><text:tab/></text:span><text:span text:style-name="T28">else</text:span><text:span text:style-name="T20"> {</text:span></text:p>
            <text:p text:style-name="P6"><text:tab/><text:tab/><text:tab/>mut.unlock();</text:p>
            <text:p text:style-name="P6"><text:tab/><text:tab/><text:tab/>quick_sort(arr, start, right);</text:p>
            <text:p text:style-name="P6"><text:tab/><text:tab/>}</text:p>
            <text:p text:style-name="P6"><text:tab/>};</text:p>
            <text:p text:style-name="Standard"><text:span text:style-name="T20"><text:tab/></text:span><text:span text:style-name="T28">if</text:span><text:span text:style-name="T20"> (finish &gt; left) {<text:tab/></text:span><text:span text:style-name="T30">// если есть хотя бы два элемента в правом подмассиве</text:span></text:p>
            <text:p text:style-name="P6"><text:tab/><text:tab/>mut.lock();</text:p>
            <text:p text:style-name="Standard"><text:span text:style-name="T20"><text:tab/><text:tab/></text:span><text:span text:style-name="T28">if</text:span><text:span text:style-name="T20"> (threads_available &gt; 0) {</text:span></text:p>
            <text:p text:style-name="P6"><text:tab/><text:tab/><text:tab/>right_thread = std::thread(quick_sort_parallel&lt;T&gt;, std::ref(arr), left, finish, predicate);</text:p>
            <text:p text:style-name="Standard"><text:span text:style-name="T20"><text:tab/><text:tab/><text:tab/>is_right_threaded = </text:span><text:span text:style-name="T28">true</text:span><text:span text:style-name="T20">;</text:span></text:p>
            <text:p text:style-name="P6"><text:tab/><text:tab/><text:tab/>--threads_available;</text:p>
            <text:p text:style-name="P6"><text:tab/><text:tab/><text:tab/>mut.unlock();</text:p>
            <text:p text:style-name="P6"><text:soft-page-break/><text:tab/><text:tab/>}</text:p>
            <text:p text:style-name="Standard"><text:span text:style-name="T20"><text:tab/><text:tab/></text:span><text:span text:style-name="T28">else</text:span><text:span text:style-name="T20"> {</text:span></text:p>
            <text:p text:style-name="P6"><text:tab/><text:tab/><text:tab/>mut.unlock();</text:p>
            <text:p text:style-name="P6"><text:tab/><text:tab/><text:tab/>quick_sort(arr, left, finish);</text:p>
            <text:p text:style-name="P6"><text:tab/><text:tab/>}</text:p>
            <text:p text:style-name="P6"><text:tab/>}</text:p>
            <text:p text:style-name="Standard"><text:span text:style-name="T20"><text:tab/></text:span><text:span text:style-name="T28">if</text:span><text:span text:style-name="T20"> (is_left_threaded) {</text:span></text:p>
            <text:p text:style-name="P6"><text:tab/><text:tab/>left_thread.join();</text:p>
            <text:p text:style-name="P6"><text:tab/><text:tab/>mut.lock();</text:p>
            <text:p text:style-name="P6"><text:tab/><text:tab/>++threads_available;</text:p>
            <text:p text:style-name="P6"><text:tab/><text:tab/>mut.unlock();</text:p>
            <text:p text:style-name="P6"><text:tab/>}</text:p>
            <text:p text:style-name="Standard"><text:span text:style-name="T20"><text:tab/></text:span><text:span text:style-name="T28">if</text:span><text:span text:style-name="T20"> (is_right_threaded) {</text:span></text:p>
            <text:p text:style-name="P6"><text:tab/><text:tab/>right_thread.join();</text:p>
            <text:p text:style-name="P6"><text:tab/><text:tab/>mut.lock();</text:p>
            <text:p text:style-name="P6"><text:tab/><text:tab/>++threads_available;</text:p>
            <text:p text:style-name="P6"><text:tab/><text:tab/>mut.unlock();</text:p>
            <text:p text:style-name="P6"><text:tab/>}</text:p>
            <text:p text:style-name="P6">}</text:p>
            <text:p text:style-name="P6"/>
            <text:p text:style-name="Standard"><text:span text:style-name="T28">template</text:span><text:span text:style-name="T20">&lt;</text:span><text:span text:style-name="T28">typename</text:span><text:span text:style-name="T20"> T, </text:span><text:span text:style-name="T28">typename</text:span><text:span text:style-name="T20"> P&gt;</text:span></text:p>
            <text:p text:style-name="Standard"><text:span text:style-name="T28">bool</text:span><text:span text:style-name="T20"> is_sorted(</text:span><text:span text:style-name="T28">const</text:span><text:span text:style-name="T20"> Array&lt;T&gt; &amp;arr, P predicate) {</text:span></text:p>
            <text:p text:style-name="Standard"><text:span text:style-name="T20"><text:tab/></text:span><text:span text:style-name="T28">auto</text:span><text:span text:style-name="T20"> size = arr.Size();</text:span></text:p>
            <text:p text:style-name="Standard"><text:span text:style-name="T20"><text:tab/></text:span><text:span text:style-name="T28">for</text:span><text:span text:style-name="T20"> (</text:span><text:span text:style-name="T28">decltype</text:span><text:span text:style-name="T20">(size) i = 1; i &lt; size; ++i)</text:span></text:p>
            <text:p text:style-name="Standard"><text:span text:style-name="T20"><text:tab/><text:tab/></text:span><text:span text:style-name="T28">if</text:span><text:span text:style-name="T20"> (predicate(arr[i - 1] &gt; arr[i]) &gt; 0)</text:span></text:p>
            <text:p text:style-name="Standard"><text:span text:style-name="T20"><text:tab/><text:tab/><text:tab/></text:span><text:span text:style-name="T28">return</text:span><text:span text:style-name="T20"> </text:span><text:span text:style-name="T28">false</text:span><text:span text:style-name="T20">;</text:span></text:p>
            <text:p text:style-name="Standard"><text:span text:style-name="T20"><text:tab/></text:span><text:span text:style-name="T28">return</text:span><text:span text:style-name="T20"> </text:span><text:span text:style-name="T28">true</text:span><text:span text:style-name="T20">;</text:span></text:p>
            <text:p text:style-name="P4">}</text:p>
          </table:table-cell>
        </table:table-row>
      </table:table>
      <text:p text:style-name="P8"/>
      <text:p text:style-name="P2"/>
      <text:p text:style-name="P3"><text:span text:style-name="T11">lab</text:span><text:span text:style-name="T16">8</text:span><text:span text:style-name="T9">.</text:span><text:span text:style-name="T12">cpp</text:span><text:span text:style-name="T33"> (</text:span><text:span text:style-name="T13">переработан</text:span><text:span text:style-name="T14">о</text:span><text:span text:style-name="T33">)</text:span></text:p>
      <table:table table:name="Таблица5" table:style-name="Таблица5">
        <table:table-column table:style-name="Таблица5.A"/>
        <table:table-row>
          <table:table-cell table:style-name="Таблица5.A1" office:value-type="string">
            <text:p text:style-name="P5"><text:span text:style-name="T19">#include</text:span><text:span text:style-name="T51"> </text:span><text:span text:style-name="T27">&lt;iostream&gt;</text:span></text:p>
            <text:p text:style-name="Standard"><text:span text:style-name="T18">#include</text:span><text:span text:style-name="T20"> </text:span><text:span text:style-name="T26">&lt;memory&gt;</text:span></text:p>
            <text:p text:style-name="Standard"><text:span text:style-name="T18">#include</text:span><text:span text:style-name="T20"> </text:span><text:span text:style-name="T26">&lt;vector&gt;</text:span></text:p>
            <text:p text:style-name="P6"/>
            <text:p text:style-name="Standard"><text:span text:style-name="T18">#include</text:span><text:span text:style-name="T20"> </text:span><text:span text:style-name="T26">"Array.h"</text:span></text:p>
            <text:p text:style-name="Standard"><text:span text:style-name="T18">#include</text:span><text:span text:style-name="T20"> </text:span><text:span text:style-name="T26">"QuickSort.h"</text:span></text:p>
            <text:p text:style-name="Standard"><text:span text:style-name="T18">#include</text:span><text:span text:style-name="T20"> </text:span><text:span text:style-name="T26">"Allocator.h"</text:span></text:p>
            <text:p text:style-name="P6"/>
            <text:p text:style-name="Standard"><text:span text:style-name="T18">#include</text:span><text:span text:style-name="T20"> </text:span><text:span text:style-name="T26">"Figure.h"</text:span></text:p>
            <text:p text:style-name="Standard"><text:span text:style-name="T18">#include</text:span><text:span text:style-name="T20"> </text:span><text:span text:style-name="T26">"Hexagon.h"</text:span></text:p>
            <text:p text:style-name="Standard"><text:span text:style-name="T18">#include</text:span><text:span text:style-name="T20"> </text:span><text:span text:style-name="T26">"Pentagon.h"</text:span></text:p>
            <text:p text:style-name="Standard"><text:span text:style-name="T18">#include</text:span><text:span text:style-name="T20"> </text:span><text:span text:style-name="T26">"Rhomb.h"</text:span></text:p>
            <text:p text:style-name="P6"/>
            <text:p text:style-name="Standard"><text:span text:style-name="T28">using</text:span><text:span text:style-name="T20"> </text:span><text:span text:style-name="T28">namespace</text:span><text:span text:style-name="T20"> std;</text:span></text:p>
            <text:p text:style-name="P6"/>
            <text:p text:style-name="Standard"><text:span text:style-name="T28">const</text:span><text:span text:style-name="T20"> size_t page_size = 65536;</text:span></text:p>
            <text:p text:style-name="Standard"><text:span text:style-name="T28">const</text:span><text:span text:style-name="T20"> size_t obj_size = max({ </text:span><text:span text:style-name="T28">sizeof</text:span><text:span text:style-name="T20">(</text:span><text:span text:style-name="T29">Hexagon</text:span><text:span text:style-name="T20">), </text:span><text:span text:style-name="T28">sizeof</text:span><text:span text:style-name="T20">(</text:span><text:span text:style-name="T29">Pentagon</text:span><text:span text:style-name="T20">) , </text:span><text:span text:style-name="T28">sizeof</text:span><text:span text:style-name="T20">(</text:span><text:span text:style-name="T29">Rhomb</text:span><text:span text:style-name="T20">) });</text:span></text:p>
            <text:p text:style-name="P6"/>
            <text:p text:style-name="Standard"><text:span text:style-name="T29">Allocator</text:span><text:span text:style-name="T20"> </text:span><text:span text:style-name="T29">Figure</text:span><text:span text:style-name="T20">::allocator = </text:span><text:span text:style-name="T29">Allocator</text:span><text:span text:style-name="T20">(page_size, obj_size);</text:span></text:p>
            <text:p text:style-name="P6"/>
            <text:p text:style-name="Standard"><text:span text:style-name="T28">int</text:span><text:span text:style-name="T20"> main()</text:span></text:p>
            <text:p text:style-name="P6">{</text:p>
            <text:p text:style-name="P6"><text:tab/>size_t size = 0;</text:p>
            <text:p text:style-name="P6"/>
            <text:p text:style-name="Standard"><text:span text:style-name="T20"><text:tab/>cout </text:span><text:span text:style-name="T31">&lt;&lt;</text:span><text:span text:style-name="T20"> </text:span><text:span text:style-name="T26">"How much figures do you want to sort?"</text:span><text:span text:style-name="T20"> </text:span><text:span text:style-name="T31">&lt;&lt;</text:span><text:span text:style-name="T20"> endl;</text:span></text:p>
            <text:p text:style-name="P6"><text:tab/>cin &gt;&gt; size;</text:p>
            <text:p text:style-name="P6"/>
            <text:p text:style-name="Standard"><text:soft-page-break/><text:span text:style-name="T20"><text:tab/></text:span><text:span text:style-name="T29">Array</text:span><text:span text:style-name="T20">&lt;</text:span><text:span text:style-name="T29">shared_ptr</text:span><text:span text:style-name="T20">&lt;</text:span><text:span text:style-name="T29">Figure</text:span><text:span text:style-name="T20">&gt;&gt; array(size);</text:span></text:p>
            <text:p text:style-name="P6"/>
            <text:p text:style-name="Standard"><text:span text:style-name="T20"><text:tab/></text:span><text:span text:style-name="T28">auto</text:span><text:span text:style-name="T20"> comparator = [](</text:span><text:span text:style-name="T28">auto</text:span><text:span text:style-name="T20"> &amp;</text:span><text:span text:style-name="T18">f1</text:span><text:span text:style-name="T20">, </text:span><text:span text:style-name="T28">auto</text:span><text:span text:style-name="T20"> &amp;</text:span><text:span text:style-name="T18">f2</text:span><text:span text:style-name="T20">) -&gt; </text:span><text:span text:style-name="T28">int</text:span><text:span text:style-name="T20"> {</text:span></text:p>
            <text:p text:style-name="Standard"><text:span text:style-name="T20"><text:tab/><text:tab/></text:span><text:span text:style-name="T28">return</text:span><text:span text:style-name="T20"> *</text:span><text:span text:style-name="T18">f1</text:span><text:span text:style-name="T20"> == *</text:span><text:span text:style-name="T18">f2</text:span><text:span text:style-name="T20"> ? 0 : *</text:span><text:span text:style-name="T18">f1</text:span><text:span text:style-name="T20"> &lt; *</text:span><text:span text:style-name="T18">f2</text:span><text:span text:style-name="T20"> ? -1 : 1; };</text:span></text:p>
            <text:p text:style-name="P6"/>
            <text:p text:style-name="Standard"><text:span text:style-name="T20"><text:tab/></text:span><text:span text:style-name="T28">auto</text:span><text:span text:style-name="T20"> gen_figure = [](</text:span><text:span text:style-name="T28">char</text:span><text:span text:style-name="T20"> </text:span><text:span text:style-name="T18">type</text:span><text:span text:style-name="T20">) -&gt; </text:span><text:span text:style-name="T29">shared_ptr</text:span><text:span text:style-name="T20">&lt;</text:span><text:span text:style-name="T29">Figure</text:span><text:span text:style-name="T20">&gt; {</text:span></text:p>
            <text:p text:style-name="Standard"><text:span text:style-name="T20"><text:tab/><text:tab/></text:span><text:span text:style-name="T28">switch</text:span><text:span text:style-name="T20"> (</text:span><text:span text:style-name="T18">type</text:span><text:span text:style-name="T20">) {</text:span></text:p>
            <text:p text:style-name="Standard"><text:span text:style-name="T20"><text:tab/><text:tab/></text:span><text:span text:style-name="T28">case</text:span><text:span text:style-name="T20"> </text:span><text:span text:style-name="T26">'p'</text:span><text:span text:style-name="T20">:</text:span></text:p>
            <text:p text:style-name="Standard"><text:span text:style-name="T20"><text:tab/><text:tab/><text:tab/></text:span><text:span text:style-name="T28">return</text:span><text:span text:style-name="T20"> </text:span><text:span text:style-name="T29">shared_ptr</text:span><text:span text:style-name="T20">&lt;</text:span><text:span text:style-name="T29">Figure</text:span><text:span text:style-name="T20">&gt;(</text:span><text:span text:style-name="T28">new</text:span><text:span text:style-name="T20"> </text:span><text:span text:style-name="T29">Pentagon</text:span><text:span text:style-name="T20">(cin));</text:span></text:p>
            <text:p text:style-name="Standard"><text:span text:style-name="T20"><text:tab/><text:tab/></text:span><text:span text:style-name="T28">case</text:span><text:span text:style-name="T20"> </text:span><text:span text:style-name="T26">'h'</text:span><text:span text:style-name="T20">:</text:span></text:p>
            <text:p text:style-name="Standard"><text:span text:style-name="T20"><text:tab/><text:tab/><text:tab/></text:span><text:span text:style-name="T28">return</text:span><text:span text:style-name="T20"> </text:span><text:span text:style-name="T29">shared_ptr</text:span><text:span text:style-name="T20">&lt;</text:span><text:span text:style-name="T29">Figure</text:span><text:span text:style-name="T20">&gt;(</text:span><text:span text:style-name="T28">new</text:span><text:span text:style-name="T20"> </text:span><text:span text:style-name="T29">Hexagon</text:span><text:span text:style-name="T20">(cin));</text:span></text:p>
            <text:p text:style-name="Standard"><text:span text:style-name="T20"><text:tab/><text:tab/></text:span><text:span text:style-name="T28">case</text:span><text:span text:style-name="T20"> </text:span><text:span text:style-name="T26">'r'</text:span><text:span text:style-name="T20">:</text:span></text:p>
            <text:p text:style-name="Standard"><text:span text:style-name="T20"><text:tab/><text:tab/><text:tab/></text:span><text:span text:style-name="T28">return</text:span><text:span text:style-name="T20"> </text:span><text:span text:style-name="T29">shared_ptr</text:span><text:span text:style-name="T20">&lt;</text:span><text:span text:style-name="T29">Figure</text:span><text:span text:style-name="T20">&gt;(</text:span><text:span text:style-name="T28">new</text:span><text:span text:style-name="T20"> </text:span><text:span text:style-name="T29">Rhomb</text:span><text:span text:style-name="T20">(cin));</text:span></text:p>
            <text:p text:style-name="Standard"><text:span text:style-name="T20"><text:tab/><text:tab/></text:span><text:span text:style-name="T28">default</text:span><text:span text:style-name="T20">:</text:span></text:p>
            <text:p text:style-name="Standard"><text:span text:style-name="T20"><text:tab/><text:tab/><text:tab/></text:span><text:span text:style-name="T28">return</text:span><text:span text:style-name="T20"> </text:span><text:span text:style-name="T29">shared_ptr</text:span><text:span text:style-name="T20">&lt;</text:span><text:span text:style-name="T29">Figure</text:span><text:span text:style-name="T20">&gt;(</text:span><text:span text:style-name="T28">nullptr</text:span><text:span text:style-name="T20">);</text:span></text:p>
            <text:p text:style-name="P6"><text:tab/><text:tab/>}</text:p>
            <text:p text:style-name="P6"><text:tab/>};</text:p>
            <text:p text:style-name="P6"/>
            <text:p text:style-name="Standard"><text:span text:style-name="T20"><text:tab/></text:span><text:span text:style-name="T28">char</text:span><text:span text:style-name="T20"> type;</text:span></text:p>
            <text:p text:style-name="Standard"><text:span text:style-name="T20"><text:tab/></text:span><text:span text:style-name="T28">for</text:span><text:span text:style-name="T20"> (</text:span><text:span text:style-name="T28">int</text:span><text:span text:style-name="T20"> i = 0; i &lt; size; ++i) {</text:span></text:p>
            <text:p text:style-name="Standard"><text:span text:style-name="T20"><text:tab/><text:tab/>cout </text:span><text:span text:style-name="T31">&lt;&lt;</text:span><text:span text:style-name="T20"> </text:span><text:span text:style-name="T26">"Enter figure, please"</text:span><text:span text:style-name="T20"> </text:span><text:span text:style-name="T31">&lt;&lt;</text:span><text:span text:style-name="T20"> endl;</text:span></text:p>
            <text:p text:style-name="Standard"><text:span text:style-name="T20"><text:tab/><text:tab/>cin </text:span><text:span text:style-name="T31">&gt;&gt;</text:span><text:span text:style-name="T20"> type;</text:span></text:p>
            <text:p text:style-name="Standard"><text:span text:style-name="T20"><text:tab/><text:tab/>array</text:span><text:span text:style-name="T31">[</text:span><text:span text:style-name="T20">i</text:span><text:span text:style-name="T31">]</text:span><text:span text:style-name="T20"> </text:span><text:span text:style-name="T31">=</text:span><text:span text:style-name="T20"> gen_figure(type);</text:span></text:p>
            <text:p text:style-name="P6"><text:tab/>}</text:p>
            <text:p text:style-name="P6"/>
            <text:p text:style-name="Standard"><text:span text:style-name="T20"><text:tab/>cout </text:span><text:span text:style-name="T31">&lt;&lt;</text:span><text:span text:style-name="T20"> </text:span><text:span text:style-name="T26">"You have entered these figures: "</text:span><text:span text:style-name="T20"> </text:span><text:span text:style-name="T31">&lt;&lt;</text:span><text:span text:style-name="T20"> endl;</text:span></text:p>
            <text:p text:style-name="Standard"><text:span text:style-name="T20"><text:tab/></text:span><text:span text:style-name="T28">for</text:span><text:span text:style-name="T20"> (</text:span><text:span text:style-name="T28">auto</text:span><text:span text:style-name="T20"> el : array)</text:span></text:p>
            <text:p text:style-name="Standard"><text:span text:style-name="T20"><text:tab/><text:tab/>cout </text:span><text:span text:style-name="T31">&lt;&lt;</text:span><text:span text:style-name="T20"> </text:span><text:span text:style-name="T31">*</text:span><text:span text:style-name="T20">el </text:span><text:span text:style-name="T31">&lt;&lt;</text:span><text:span text:style-name="T20"> </text:span><text:span text:style-name="T26">' '</text:span><text:span text:style-name="T20">;</text:span></text:p>
            <text:p text:style-name="Standard"><text:span text:style-name="T20"><text:tab/>cout </text:span><text:span text:style-name="T31">&lt;&lt;</text:span><text:span text:style-name="T20"> endl;</text:span></text:p>
            <text:p text:style-name="P6"/>
            <text:p text:style-name="P6"><text:tab/>quick_sort(array, 0, size - 1, comparator);</text:p>
            <text:p text:style-name="P6"/>
            <text:p text:style-name="Standard"><text:span text:style-name="T20"><text:tab/>cout </text:span><text:span text:style-name="T31">&lt;&lt;</text:span><text:span text:style-name="T20"> </text:span><text:span text:style-name="T26">"Now they are sorted by their squares: "</text:span><text:span text:style-name="T20"> </text:span><text:span text:style-name="T31">&lt;&lt;</text:span><text:span text:style-name="T20"> endl;</text:span></text:p>
            <text:p text:style-name="Standard"><text:span text:style-name="T20"><text:tab/></text:span><text:span text:style-name="T28">for</text:span><text:span text:style-name="T20"> (</text:span><text:span text:style-name="T28">auto</text:span><text:span text:style-name="T20"> el : array)</text:span></text:p>
            <text:p text:style-name="Standard"><text:span text:style-name="T20"><text:tab/><text:tab/>cout </text:span><text:span text:style-name="T31">&lt;&lt;</text:span><text:span text:style-name="T20"> </text:span><text:span text:style-name="T31">*</text:span><text:span text:style-name="T20">el </text:span><text:span text:style-name="T31">&lt;&lt;</text:span><text:span text:style-name="T20"> </text:span><text:span text:style-name="T26">' '</text:span><text:span text:style-name="T20">;</text:span></text:p>
            <text:p text:style-name="Standard"><text:span text:style-name="T20"><text:tab/>cout </text:span><text:span text:style-name="T31">&lt;&lt;</text:span><text:span text:style-name="T20"> endl;</text:span></text:p>
            <text:p text:style-name="P6"/>
            <text:p text:style-name="Standard"><text:span text:style-name="T20"><text:tab/>system(</text:span><text:span text:style-name="T26">"pause"</text:span><text:span text:style-name="T20">);</text:span></text:p>
            <text:p text:style-name="Standard"><text:span text:style-name="T20"><text:s text:c="4"/></text:span><text:span text:style-name="T28">return</text:span><text:span text:style-name="T20"> 0;</text:span></text:p>
            <text:p text:style-name="P5">}</text:p>
          </table:table-cell>
        </table:table-row>
      </table:table>
      <text:p text:style-name="P9"/>
      <text:h text:style-name="P50" text:outline-level="2">Выводы</text:h>
      <text:p text:style-name="P23"><text:span text:style-name="T5">В ходе работы над данной лабораторной я познакомился с азами многопоточного программированием на языке </text:span><text:span text:style-name="T3">C++. </text:span><text:span text:style-name="T4">Многопоточные программы позволяют более рационально использовать процессорное время. </text:span><text:span text:style-name="T6">Это происходит потому, что, когда процессор загружен не полностью, он может выполнять еще какую-то полезную работу, </text:span><text:span text:style-name="T7">которую мы не можем ее дать при исполнении программы в одном потоке. Отсюда вытекает то, что в некоторых ситуациях, применив параллельные вычисления возможно получить прирост производительности в работе программы. Алгоритм быстрой сортировки как раз позволяет получить выигрыш во времени исполнения при распараллеливании. Действительно, после замеров на импровизированном бенчмарке (не включаю в отчет) оказалось, что параллельный алгоритм примерно в 1,6 раза выигрывает (при работе в 4-х потоках) у стандартной реализаци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Label_20_1" style:display-name="ListLabel 1" style:family="text">
      <style:text-properties style:font-name="Times New Roman" fo:font-family="'Times New Roman'" style:font-family-generic="roman" style:font-pitch="variable" fo:font-size="10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2-26T18:47:32.602000000</dc:date>
    <meta:editing-duration>PT6H21M58S</meta:editing-duration>
    <meta:editing-cycles>66</meta:editing-cycles>
    <meta:document-statistic meta:table-count="3" meta:image-count="0" meta:object-count="0" meta:page-count="6" meta:paragraph-count="217" meta:word-count="1091" meta:character-count="7949" meta:non-whitespace-character-count="6802"/>
  </office:meta>
</office:document-meta>
</file>